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0000001A444466D6F.jpg" manifest:media-type="image/jpeg"/>
  <manifest:file-entry manifest:full-path="Pictures/1000000000000230000001A4418A6F3D.jpg" manifest:media-type="image/jpeg"/>
  <manifest:file-entry manifest:full-path="Pictures/1000000000000230000001A4AE6819B3.jpg" manifest:media-type="image/jpeg"/>
  <manifest:file-entry manifest:full-path="Pictures/1000000000000230000001A4027D8C2C.jpg" manifest:media-type="image/jpeg"/>
  <manifest:file-entry manifest:full-path="Pictures/1000000000000230000001A49414E56C.jpg" manifest:media-type="image/jpeg"/>
  <manifest:file-entry manifest:full-path="Pictures/1000000000000230000001A4B44EF6B9.jpg" manifest:media-type="image/jpeg"/>
  <manifest:file-entry manifest:full-path="Pictures/1000000000000230000001A4FDF65F2F.jpg" manifest:media-type="image/jpeg"/>
  <manifest:file-entry manifest:full-path="Pictures/1000000000000230000001A49920A478.jpg" manifest:media-type="image/jpeg"/>
  <manifest:file-entry manifest:full-path="Pictures/1000000000000230000001A4AC0EE55E.jpg" manifest:media-type="image/jpeg"/>
  <manifest:file-entry manifest:full-path="Pictures/1000000000000230000001A45862744D.jpg" manifest:media-type="image/jpeg"/>
  <manifest:file-entry manifest:full-path="Pictures/1000000000000230000001A425F63C37.jpg" manifest:media-type="image/jpeg"/>
  <manifest:file-entry manifest:full-path="Pictures/1000000000000230000001A4B319875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c5823" officeooo:paragraph-rsid="001c5823" style:font-size-asian="15pt" style:font-size-complex="15pt"/>
    </style:style>
    <style:style style:name="P2" style:family="paragraph" style:parent-style-name="Standard">
      <style:text-properties fo:font-size="12pt" officeooo:rsid="001c5823" officeooo:paragraph-rsid="001c5823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c5823" officeooo:paragraph-rsid="001ea11b" style:font-size-asian="12pt" style:font-size-complex="12pt"/>
    </style:style>
    <style:style style:name="T1" style:family="text">
      <style:text-properties officeooo:rsid="001ea1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阻力=0N：</text:p>
      <text:p text:style-name="P1"><draw:frame draw:style-name="fr1" draw:name="Image2" text:anchor-type="paragraph" svg:x="8.671cm" svg:y="0.249cm" svg:width="10.329cm" svg:height="7.747cm" draw:z-index="1"><draw:image xlink:href="Pictures/1000000000000230000001A4B3198752.jpg" xlink:type="simple" xlink:show="embed" xlink:actuate="onLoad"/></draw:frame><draw:frame draw:style-name="fr1" draw:name="Image1" text:anchor-type="paragraph" svg:x="-2cm" svg:y="0.129cm" svg:width="10.329cm" svg:height="7.747cm" draw:z-index="0"><draw:image xlink:href="Pictures/1000000000000230000001A425F63C37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paragraph" svg:x="-2cm" svg:y="0.572cm" svg:width="10.405cm" svg:height="7.805cm" draw:z-index="3"><draw:image xlink:href="Pictures/1000000000000230000001A4AC0EE55E.jpg" xlink:type="simple" xlink:show="embed" xlink:actuate="onLoad"/></draw:frame></text:p>
      <text:p text:style-name="P1"><draw:frame draw:style-name="fr1" draw:name="Image3" text:anchor-type="paragraph" svg:x="8.696cm" svg:y="0.083cm" svg:width="10.305cm" svg:height="7.729cm" draw:z-index="2"><draw:image xlink:href="Pictures/1000000000000230000001A4FDF65F2F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阻力=0.1N ：</text:p>
      <text:p text:style-name="P2"><draw:frame draw:style-name="fr1" draw:name="Image5" text:anchor-type="paragraph" svg:x="-2cm" svg:y="0.827cm" svg:width="10.511cm" svg:height="7.885cm" draw:z-index="4"><draw:image xlink:href="Pictures/1000000000000230000001A4027D8C2C.jpg" xlink:type="simple" xlink:show="embed" xlink:actuate="onLoad"/></draw:frame><draw:frame draw:style-name="fr1" draw:name="Image6" text:anchor-type="paragraph" svg:x="8.689cm" svg:y="1.111cm" svg:width="10.31cm" svg:height="7.733cm" draw:z-index="5"><draw:image xlink:href="Pictures/1000000000000230000001A4B44EF6B9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7" text:anchor-type="paragraph" svg:x="-1.593cm" svg:y="-0.097cm" svg:width="10.038cm" svg:height="7.528cm" draw:z-index="6"><draw:image xlink:href="Pictures/1000000000000230000001A49414E56C.jpg" xlink:type="simple" xlink:show="embed" xlink:actuate="onLoad"/></draw:frame><draw:frame draw:style-name="fr1" draw:name="Image8" text:anchor-type="paragraph" svg:x="8.657cm" svg:y="-0.15cm" svg:width="10.343cm" svg:height="7.758cm" draw:z-index="7"><draw:image xlink:href="Pictures/1000000000000230000001A4AE6819B3.jp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阻力=0.5N<text:span text:style-name="T1">：</text:span></text:p>
      <text:p text:style-name="P2"><draw:frame draw:style-name="fr1" draw:name="Image9" text:anchor-type="paragraph" svg:x="-1.868cm" svg:y="1.069cm" svg:width="10.493cm" svg:height="7.87cm" draw:z-index="8"><draw:image xlink:href="Pictures/1000000000000230000001A4418A6F3D.jpg" xlink:type="simple" xlink:show="embed" xlink:actuate="onLoad"/></draw:frame><draw:frame draw:style-name="fr1" draw:name="Image10" text:anchor-type="paragraph" svg:x="8.433cm" svg:y="1.065cm" svg:width="10.567cm" svg:height="7.927cm" draw:z-index="9"><draw:image xlink:href="Pictures/1000000000000230000001A45862744D.jpg" xlink:type="simple" xlink:show="embed" xlink:actuate="onLoad"/></draw:frame><draw:frame draw:style-name="fr1" draw:name="Image11" text:anchor-type="paragraph" svg:x="-2cm" svg:y="9.82cm" svg:width="10.776cm" svg:height="8.082cm" draw:z-index="10"><draw:image xlink:href="Pictures/1000000000000230000001A444466D6F.jpg" xlink:type="simple" xlink:show="embed" xlink:actuate="onLoad"/></draw:frame><draw:frame draw:style-name="fr1" draw:name="Image12" text:anchor-type="paragraph" svg:x="8.326cm" svg:y="9.82cm" svg:width="10.673cm" svg:height="8.006cm" draw:z-index="11"><draw:image xlink:href="Pictures/1000000000000230000001A49920A478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Head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21:01:35.172721967</meta:creation-date>
    <dc:date>2015-11-12T16:49:06.637810093</dc:date>
    <meta:editing-duration>PT7M2S</meta:editing-duration>
    <meta:editing-cycles>3</meta:editing-cycles>
    <meta:generator>LibreOffice/4.4.6.3$Linux_X86_64 LibreOffice_project/40m0$Build-3</meta:generator>
    <meta:document-statistic meta:table-count="0" meta:image-count="12" meta:object-count="0" meta:page-count="2" meta:paragraph-count="3" meta:word-count="12" meta:character-count="23" meta:non-whitespace-character-count="22"/>
  </office:meta>
</office:document-meta>
</file>